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2" svg:font-family="'DejaVu Sans'" style:font-adornments="Condensed Oblique" style:font-family-generic="swiss" style:font-pitch="variable"/>
    <style:font-face style:name="DejaVu Sans" svg:font-family="'DejaVu Sans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parison with existing version</text:h>
      <text:p text:style-name="P1">This version of run-tests ext/standard/tests</text:p>
      <text:p text:style-name="P1">real<text:tab/>3m27.472s </text:p>
      <text:p text:style-name="P1">user<text:tab/>0m44.271s </text:p>
      <text:p text:style-name="P1">sys<text:tab/>0m43.579s </text:p>
      <text:p text:style-name="P1"/>
      <text:p text:style-name="P1">The PHP53 version of run-tests.</text:p>
      <text:p text:style-name="P1">real<text:tab/>3m23.572s </text:p>
      <text:p text:style-name="P1">user<text:tab/>0m45.371s </text:p>
      <text:p text:style-name="P1">sys<text:tab/>0m37.542s </text:p>
      <text:p text:style-name="P1"/>
      <text:p text:style-name="P1">I saw some variation in run times which I don' understand.</text:p>
      <text:h text:style-name="Heading_20_1" text:outline-level="1">Profiling using Xdebug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2" svg:font-family="'DejaVu Sans'" style:font-adornments="Condensed Oblique" style:font-family-generic="swiss" style:font-pitch="variable"/>
    <style:font-face style:name="DejaVu Sans" svg:font-family="'DejaVu Sans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3" style:font-size-asian="10.5pt" style:language-asian="zxx" style:country-asian="none" style:font-name-complex="DejaVu Sans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3" style:font-size-asian="14pt" style:font-name-complex="DejaVu Sans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DejaVu Sans" fo:font-weight="150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DejaVu Sans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DejaVu Sans2" fo:font-size="14pt" fo:font-style="oblique" fo:font-weight="normal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DejaVu Sans1" fo:font-size="14pt" fo:font-weight="bold" style:font-size-asian="14pt" style:font-weight-asian="bold" style:font-size-complex="14pt" style:font-weight-complex="bold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a" text:display-levels="2">
        <style:list-level-properties text:min-label-distance="0.381cm"/>
      </text:outline-level-style>
      <text:outline-level-style text:level="3" style:num-format="i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zoe</meta:initial-creator>
    <meta:creation-date>2009-03-10T20:55:15</meta:creation-date>
    <dc:creator>zoe</dc:creator>
    <dc:date>2009-04-14T09:29:23</dc:date>
    <meta:editing-cycles>16</meta:editing-cycles>
    <meta:editing-duration>PT4H59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44" meta:character-count="275"/>
  </office:meta>
</office:document-meta>
</file>